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9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6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0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68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1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57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1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6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8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4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5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132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5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tegorías</text:p>
          </table:table-cell>
          <table:table-cell table:style-name="ce1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63"/>
          <table:table-cell table:style-name="ce1" office:value-type="string" calcext:value-type="string">
            <text:p>Ganadora</text:p>
          </table:table-cell>
          <table:table-cell table:style-name="ce155" office:value-type="string" calcext:value-type="string">
            <text:p>Ale</text:p>
          </table:table-cell>
          <table:table-cell table:style-name="ce155" office:value-type="string" calcext:value-type="string">
            <text:p>Pablo</text:p>
          </table:table-cell>
          <table:table-cell table:style-name="ce155" office:value-type="string" calcext:value-type="string">
            <text:p>Portillo</text:p>
          </table:table-cell>
          <table:table-cell table:style-name="ce155" office:value-type="string" calcext:value-type="string">
            <text:p>Migue</text:p>
          </table:table-cell>
          <table:table-cell table:style-name="ce155" office:value-type="string" calcext:value-type="string">
            <text:p>Andrés</text:p>
          </table:table-cell>
          <table:table-cell table:style-name="ce155" office:value-type="string" calcext:value-type="string">
            <text:p>Berto</text:p>
          </table:table-cell>
          <table:table-cell table:style-name="ce155" office:value-type="string" calcext:value-type="string">
            <text:p>Jose</text:p>
          </table:table-cell>
          <table:table-cell table:style-name="ce155" office:value-type="string" calcext:value-type="string">
            <text:p>Javi</text:p>
          </table:table-cell>
          <table:table-cell table:style-name="ce183" table:number-columns-repeated="1004"/>
        </table:table-row>
        <table:table-row table:style-name="ro1">
          <table:table-cell table:style-name="ce4"/>
          <table:table-cell table:style-name="ce3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52"/>
          <table:table-cell table:style-name="ce115" office:value-type="string" calcext:value-type="string">
            <text:p>10 pt</text:p>
          </table:table-cell>
          <table:table-cell table:style-name="ce156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29" calcext:value-type="float">
            <text:p>29</text:p>
          </table:table-cell>
          <table:table-cell table:style-name="ce156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34" calcext:value-type="float">
            <text:p>34</text:p>
          </table:table-cell>
          <table:table-cell table:style-name="ce156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10" calcext:value-type="float">
            <text:p>10</text:p>
          </table:table-cell>
          <table:table-cell table:style-name="ce156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18" calcext:value-type="float">
            <text:p>18</text:p>
          </table:table-cell>
          <table:table-cell table:style-name="ce156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14" calcext:value-type="float">
            <text:p>14</text:p>
          </table:table-cell>
          <table:table-cell table:style-name="ce156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33" calcext:value-type="float">
            <text:p>33</text:p>
          </table:table-cell>
          <table:table-cell table:style-name="ce156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21" calcext:value-type="float">
            <text:p>21</text:p>
          </table:table-cell>
          <table:table-cell table:style-name="ce156" table:formula="of:=IF([.$L$3]=[.T3];10;0)+IF([.$L$5]=[.T5];5;0)+IF([.$L$6]=[.T6];5;0)+IF([.$L$7]=[.T7];5;0)+IF([.$L$8]=[.T8];5;0)+IF([.$L$9]=[.T9];5;0)+IF([.$L$11]=[.T11];3;0)+IF([.$L$12]=[.T12];3;0)+IF([.$L$13]=[.T13];3;0)+IF([.$L$14]=[.T14];3;0)+IF([.$L$15]=[.T15];3;0)+IF([.$L$16]=[.T16];3;0)+IF([.$L$17]=[.T17];3;0)+IF([.$L$18]=[.T18];3;0)+IF([.$L$19]=[.T19];3;0)+IF([.$L$21]=[.T21];1;0)+IF([.$L$22]=[.T22];1;0)+IF([.$L$23]=[.T23];1;0)+IF([.$L$24]=[.T24];1;0)+IF([.$L$25]=[.T25];1;0)+IF([.$L$26]=[.T26];1;0)+IF([.$L$27]=[.T27];1;0)+IF([.$L$28]=[.T28];1;0)" office:value-type="float" office:value="16" calcext:value-type="float">
            <text:p>16</text:p>
          </table:table-cell>
          <table:table-cell table:style-name="ce33" table:number-columns-repeated="1004"/>
        </table:table-row>
        <table:table-row table:style-name="ro1">
          <table:table-cell table:style-name="ce9" office:value-type="string" calcext:value-type="string">
            <text:p>Película</text:p>
          </table:table-cell>
          <table:table-cell table:style-name="ce35" office:value-type="string" calcext:value-type="string">
            <text:p>A Complete Unknown</text:p>
          </table:table-cell>
          <table:table-cell table:style-name="ce53" office:value-type="string" calcext:value-type="string">
            <text:p>Anora</text:p>
          </table:table-cell>
          <table:table-cell table:style-name="ce91" office:value-type="string" calcext:value-type="string">
            <text:p>Aún estoy aquí</text:p>
          </table:table-cell>
          <table:table-cell table:style-name="ce91" office:value-type="string" calcext:value-type="string">
            <text:p>Cónclave</text:p>
          </table:table-cell>
          <table:table-cell table:style-name="ce91" office:value-type="string" calcext:value-type="string">
            <text:p>Dune 2</text:p>
          </table:table-cell>
          <table:table-cell table:style-name="ce91" office:value-type="string" calcext:value-type="string">
            <text:p>Emilia Pérez</text:p>
          </table:table-cell>
          <table:table-cell table:style-name="ce91" office:value-type="string" calcext:value-type="string">
            <text:p>La sustancia</text:p>
          </table:table-cell>
          <table:table-cell table:style-name="ce91" office:value-type="string" calcext:value-type="string">
            <text:p>Nickel Boys</text:p>
          </table:table-cell>
          <table:table-cell table:style-name="ce91" office:value-type="string" calcext:value-type="string">
            <text:p>The Brutalist</text:p>
          </table:table-cell>
          <table:table-cell table:style-name="ce91" office:value-type="string" calcext:value-type="string">
            <text:p>Wicked</text:p>
          </table:table-cell>
          <table:table-cell table:style-name="ce116" table:formula="of:=[.C3]" office:value-type="string" office:string-value="Anora" calcext:value-type="string">
            <text:p>Anora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H3]" office:value-type="string" office:string-value="La sustancia" calcext:value-type="string">
            <text:p>La sustancia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33" table:number-columns-repeated="1004"/>
        </table:table-row>
        <table:table-row table:style-name="ro1">
          <table:table-cell table:style-name="ce10"/>
          <table:table-cell table:style-name="ce36" office:value-type="string" calcext:value-type="string" table:number-columns-spanned="10" table:number-rows-spanned="1">
            <text:p>Categorías importantes</text:p>
          </table:table-cell>
          <table:covered-table-cell table:style-name="ce52"/>
          <table:covered-table-cell table:style-name="ce92"/>
          <table:covered-table-cell table:number-columns-repeated="7" table:style-name="ce52"/>
          <table:table-cell table:style-name="ce130" office:value-type="string" calcext:value-type="string">
            <text:p>5 pt</text:p>
          </table:table-cell>
          <table:table-cell table:style-name="ce149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29" calcext:value-type="float">
            <text:p>29</text:p>
          </table:table-cell>
          <table:table-cell table:style-name="ce149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34" calcext:value-type="float">
            <text:p>34</text:p>
          </table:table-cell>
          <table:table-cell table:style-name="ce149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10" calcext:value-type="float">
            <text:p>10</text:p>
          </table:table-cell>
          <table:table-cell table:style-name="ce149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18" calcext:value-type="float">
            <text:p>18</text:p>
          </table:table-cell>
          <table:table-cell table:style-name="ce149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14" calcext:value-type="float">
            <text:p>14</text:p>
          </table:table-cell>
          <table:table-cell table:style-name="ce149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33" calcext:value-type="float">
            <text:p>33</text:p>
          </table:table-cell>
          <table:table-cell table:style-name="ce149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21" calcext:value-type="float">
            <text:p>21</text:p>
          </table:table-cell>
          <table:table-cell table:style-name="ce149" table:formula="of:=[.T2]+IF(AND([.$L$3]=[.T10];[.T3]&lt;&gt;[.T20]);10;0)+IF(AND([.$L$5]=[.T10];[.T5]&lt;&gt;[.T20]);5;0)+IF(AND([.$L$6]=[.T10];[.T6]&lt;&gt;[.T20]);5;0)+IF(AND([.$L$7]=[.T10];[.T7]&lt;&gt;[.T20]);5;0)+IF(AND([.$L$8]=[.T10];[.T8]&lt;&gt;[.T20]);5;0)+IF(AND([.$L$9]=[.T10];[.T9]&lt;&gt;[.T20]);5;0)+IF(AND([.$L$11]=[.T10];[.T11]&lt;&gt;[.T20]);3;0)+IF(AND([.$L$12]=[.T10];[.T12]&lt;&gt;[.T20]);3;0)+IF(AND([.$L$13]=[.T10];[.T13]&lt;&gt;[.T20]);3;0)+IF(AND([.$L$14]=[.T10];[.T14]&lt;&gt;[.T20]);3;0)+IF(AND([.$L$15]=[.T10];[.T15]&lt;&gt;[.T20]);3;0)+IF(AND([.$L$16]=[.T10];[.T16]&lt;&gt;[.T20]);3;0)+IF(AND([.$L$17]=[.T10];[.T17]&lt;&gt;[.T20]);3;0)+IF(AND([.$L$18]=[.T10];[.T18]&lt;&gt;[.T20]);3;0)+IF(AND([.$L$19]=[.T10];[.T19]&lt;&gt;[.T20]);3;0)+IF(AND([.$L$21]=[.T10];[.T21]&lt;&gt;[.T20]);1;0)+IF(AND([.$L$22]=[.T10];[.T22]&lt;&gt;[.T20]);1;0)+IF(AND([.$L$23]=[.T10];[.T23]&lt;&gt;[.T20]);1;0)+IF(AND([.$L$24]=[.T10];[.T24]&lt;&gt;[.T20]);1;0)+IF(AND([.$L$25]=[.T10];[.T25]&lt;&gt;[.T20]);1;0)+IF(AND([.$L$26]=[.T10];[.T26]&lt;&gt;[.T20]);1;0)+IF(AND([.$L$27]=[.T10];[.T27]&lt;&gt;[.T20]);1;0)+IF(AND([.$L$28]=[.T10];[.T28]&lt;&gt;[.T20]);1;0)" office:value-type="float" office:value="16" calcext:value-type="float">
            <text:p>16</text:p>
          </table:table-cell>
          <table:table-cell table:style-name="ce33" table:number-columns-repeated="1004"/>
        </table:table-row>
        <table:table-row table:style-name="ro2">
          <table:table-cell table:style-name="ce7" office:value-type="string" calcext:value-type="string">
            <text:p>Dirección</text:p>
          </table:table-cell>
          <table:table-cell table:style-name="ce61" office:value-type="string" calcext:value-type="string" table:number-columns-spanned="2" table:number-rows-spanned="1">
            <text:p><text:span text:style-name="T1">James Mangold</text:span></text:p>
            <text:p><text:span text:style-name="T1">(A Complete Unknown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Sean Baker</text:span></text:p>
            <text:p><text:span text:style-name="T1">(Anor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Coralie Fargeat</text:span></text:p>
            <text:p><text:span text:style-name="T1">(La sustancia)</text:span></text:p>
          </table:table-cell>
          <table:covered-table-cell table:style-name="ce73"/>
          <table:table-cell table:style-name="ce98" office:value-type="string" calcext:value-type="string" table:number-columns-spanned="2" table:number-rows-spanned="1">
            <text:p><text:span text:style-name="T3">Brady Corbet</text:span></text:p>
            <text:p><text:span text:style-name="T3">(The Brutalist)</text:span></text:p>
          </table:table-cell>
          <table:covered-table-cell table:style-name="ce120"/>
          <table:table-cell table:style-name="ce134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123" table:formula="of:=[.H5]" office:value-type="string" office:string-value="Coralie Fargeat&#10;(La sustancia)" calcext:value-type="string">
            <text:p>Coralie Fargeat</text:p>
            <text:p>(La sustancia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33" table:number-columns-repeated="1004"/>
        </table:table-row>
        <table:table-row table:style-name="ro2">
          <table:table-cell table:style-name="ce16" office:value-type="string" calcext:value-type="string">
            <text:p>Actriz protagonista</text:p>
          </table:table-cell>
          <table:table-cell table:style-name="ce64" office:value-type="string" calcext:value-type="string" table:number-columns-spanned="2" table:number-rows-spanned="1">
            <text:p><text:span text:style-name="T1">Mikey Madison</text:span></text:p>
            <text:p><text:span text:style-name="T1">(Anora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Fernanda Torres</text:span></text:p>
            <text:p><text:span text:style-name="T1">(Aún estoy aquí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Karla Sofía Gascón</text:span></text:p>
            <text:p><text:span text:style-name="T1">(Emilia Pérez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Demi Moore</text:span></text:p>
            <text:p><text:span text:style-name="T1">(La sustancia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Cynthia Erivo</text:span></text:p>
            <text:p><text:span text:style-name="T1">(Wicked)</text:span></text:p>
          </table:table-cell>
          <table:covered-table-cell table:style-name="ce121"/>
          <table:table-cell table:style-name="ce135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163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33" table:number-columns-repeated="1004"/>
        </table:table-row>
        <table:table-row table:style-name="ro2">
          <table:table-cell table:style-name="ce19" office:value-type="string" calcext:value-type="string">
            <text:p>Actor protagonista</text:p>
          </table:table-cell>
          <table:table-cell table:style-name="ce65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Ralph Fiennes</text:span></text:p>
            <text:p><text:span text:style-name="T1">(Cónclave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Colman Domingo</text:span></text:p>
            <text:p><text:span text:style-name="T1">(Las vidas de Sing Sing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Adrien Brody</text:span></text:p>
            <text:p><text:span text:style-name="T1">(The Brutalist)</text:span></text:p>
          </table:table-cell>
          <table:covered-table-cell table:style-name="ce122"/>
          <table:table-cell table:style-name="ce13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/>
          <table:table-cell table:style-name="ce33" table:number-columns-repeated="1004"/>
        </table:table-row>
        <table:table-row table:style-name="ro2">
          <table:table-cell table:style-name="ce16" office:value-type="string" calcext:value-type="string">
            <text:p>Actriz de reparto</text:p>
          </table:table-cell>
          <table:table-cell table:style-name="ce64" office:value-type="string" calcext:value-type="string" table:number-columns-spanned="2" table:number-rows-spanned="1">
            <text:p><text:span text:style-name="T1">Monica Barbaro</text:span></text:p>
            <text:p><text:span text:style-name="T1">(A complete unknown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Zoe Saldaña</text:span></text:p>
            <text:p><text:span text:style-name="T1">(Emilia Pérez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Felicity Jones</text:span></text:p>
            <text:p><text:span text:style-name="T1">(The Brutalist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Ariana Grande</text:span></text:p>
            <text:p><text:span text:style-name="T1">(Wicked)</text:span></text:p>
          </table:table-cell>
          <table:covered-table-cell table:style-name="ce121"/>
          <table:table-cell table:style-name="ce135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33" table:number-columns-repeated="1004"/>
        </table:table-row>
        <table:table-row table:style-name="ro2">
          <table:table-cell table:style-name="ce13" office:value-type="string" calcext:value-type="string">
            <text:p>Actor de reparto</text:p>
          </table:table-cell>
          <table:table-cell table:style-name="ce66" office:value-type="string" calcext:value-type="string" table:number-columns-spanned="2" table:number-rows-spanned="1">
            <text:p><text:span text:style-name="T1">Edward Norton</text:span></text:p>
            <text:p><text:span text:style-name="T1">(A complete unknown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Kieran Culkin</text:span></text:p>
            <text:p><text:span text:style-name="T1">(A real pain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Yura Borisov</text:span></text:p>
            <text:p><text:span text:style-name="T1">(Anora)</text:span></text:p>
          </table:table-cell>
          <table:covered-table-cell table:style-name="ce76"/>
          <table:table-cell table:style-name="ce109" office:value-type="string" calcext:value-type="string" table:number-columns-spanned="2" table:number-rows-spanned="1">
            <text:p><text:span text:style-name="T1">Jeremy Strong</text:span></text:p>
            <text:p><text:span text:style-name="T1">(The Apprentice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Guy Pearce</text:span></text:p>
            <text:p><text:span text:style-name="T1">(The Brutalist)</text:span></text:p>
          </table:table-cell>
          <table:covered-table-cell table:style-name="ce124"/>
          <table:table-cell table:style-name="ce13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6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146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F9]" office:value-type="string" office:string-value="Yura Borisov&#10;(Anora)" calcext:value-type="string">
            <text:p>Yura Borisov</text:p>
            <text:p>(Anora)</text:p>
          </table:table-cell>
          <table:table-cell table:style-name="ce146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33" table:number-columns-repeated="1004"/>
        </table:table-row>
        <table:table-row table:style-name="ro1">
          <table:table-cell table:style-name="ce25"/>
          <table:table-cell table:style-name="ce41" office:value-type="string" calcext:value-type="string" table:number-columns-spanned="10" table:number-rows-spanned="1">
            <text:p>Categorías intermedias</text:p>
          </table:table-cell>
          <table:covered-table-cell table:style-name="ce79"/>
          <table:covered-table-cell table:number-columns-repeated="8" table:style-name="ce93"/>
          <table:table-cell table:style-name="ce137" office:value-type="string" calcext:value-type="string">
            <text:p>3 pt</text:p>
          </table:table-cell>
          <table:table-cell table:number-columns-repeated="8" table:style-name="ce158" office:value-type="string" calcext:value-type="string">
            <text:p>?</text:p>
          </table:table-cell>
          <table:table-cell table:style-name="ce33" table:number-columns-repeated="1004"/>
        </table:table-row>
        <table:table-row table:style-name="ro1">
          <table:table-cell table:style-name="ce26" office:value-type="string" calcext:value-type="string">
            <text:p>Guión original</text:p>
          </table:table-cell>
          <table:table-cell table:style-name="ce68" office:value-type="string" calcext:value-type="string" table:number-columns-spanned="2" table:number-rows-spanned="1">
            <text:p>A Real Pain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<text:span text:style-name="T1">Anora</text:span>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La sustancia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Septiembre 5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The Brutalist</text:p>
          </table:table-cell>
          <table:covered-table-cell table:style-name="ce125"/>
          <table:table-cell table:style-name="ce138" table:formula="of:=[.D11]" office:value-type="string" office:string-value="Anora" calcext:value-type="string">
            <text:p>Anora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Guión adaptado</text:p>
          </table:table-cell>
          <table:table-cell table:style-name="ce70" office:value-type="string" calcext:value-type="string" table:number-columns-spanned="2" table:number-rows-spanned="1">
            <text:p>A Complete Unknow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Las vidas de Sing Sing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Nickel boys</text:p>
          </table:table-cell>
          <table:covered-table-cell table:style-name="ce126"/>
          <table:table-cell table:style-name="ce139" table:formula="of:=[.D12]" office:value-type="string" office:string-value="Cónclave" calcext:value-type="string">
            <text:p>Cónclave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B12]" office:value-type="string" office:string-value="A Complete Unknown" calcext:value-type="string">
            <text:p>A Complete Unknown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J12]" office:value-type="string" office:string-value="Nickel boys" calcext:value-type="string">
            <text:p>Nickel boys</text:p>
          </table:table-cell>
          <table:table-cell table:style-name="ce133" table:formula="of:=[.F12]" office:value-type="string" office:string-value="Emilia Pérez" calcext:value-type="string">
            <text:p>Emilia Pérez</text:p>
          </table:table-cell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Película extranjera</text:p>
          </table:table-cell>
          <table:table-cell table:style-name="ce71" office:value-type="string" calcext:value-type="string" table:number-columns-spanned="2" table:number-rows-spanned="1">
            <text:p>Aún estoy aquí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Flow, un mundo que salvar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La semilla de la higuera sagrada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<text:span text:style-name="T1">The Girl with the needle</text:span></text:p>
          </table:table-cell>
          <table:covered-table-cell table:style-name="ce128"/>
          <table:table-cell table:style-name="ce140" table:formula="of:=[.B13]" office:value-type="string" office:string-value="Aún estoy aquí" calcext:value-type="string">
            <text:p>Aún estoy aquí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B13]" office:value-type="string" office:string-value="Aún estoy aquí" calcext:value-type="string">
            <text:p>Aún estoy aquí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J13]" office:value-type="string" office:string-value="The Girl with the needle" calcext:value-type="string">
            <text:p>The Girl with the needle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Película de animación</text:p>
          </table:table-cell>
          <table:table-cell table:style-name="ce70" office:value-type="string" calcext:value-type="string" table:number-columns-spanned="2" table:number-rows-spanned="1">
            <text:p>Flow, un mundo que salvar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Inside Out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emorias de un caracol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107" office:value-type="string" calcext:value-type="string" table:number-columns-spanned="2" table:number-rows-spanned="1">
            <text:p><text:span text:style-name="T2">Wallace y Gromit:</text:span></text:p>
            <text:p><text:span text:style-name="T2">La venganza se sirve con plumas</text:span></text:p>
          </table:table-cell>
          <table:covered-table-cell table:style-name="ce126"/>
          <table:table-cell table:style-name="ce139" table:formula="of:=[.B14]" office:value-type="string" office:string-value="Flow, un mundo que salvar" calcext:value-type="string">
            <text:p>Flow, un mundo que salvar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 table:formula="of:=[.B14]" office:value-type="string" office:string-value="Flow, un mundo que salvar" calcext:value-type="string">
            <text:p>Flow, un mundo que salvar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B14]" office:value-type="string" office:string-value="Flow, un mundo que salvar" calcext:value-type="string">
            <text:p>Flow, un mundo que salvar</text:p>
          </table:table-cell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Banda sonora</text:p>
          </table:table-cell>
          <table:table-cell table:style-name="ce71" office:value-type="string" calcext:value-type="string" table:number-columns-spanned="2" table:number-rows-spanned="1">
            <text:p>Cónclav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Robot Salvaj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The Brutalist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table:formula="of:=[.H15]" office:value-type="string" office:string-value="The Brutalist" calcext:value-type="string">
            <text:p>The Brutalist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H15]" office:value-type="string" office:string-value="The Brutalist" calcext:value-type="string">
            <text:p>The Brutalist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D15]" office:value-type="string" office:string-value="Emilia Pérez" calcext:value-type="string">
            <text:p>Emilia Pérez</text:p>
          </table:table-cell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Fotografía</text:p>
          </table:table-cell>
          <table:table-cell table:style-name="ce7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ari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Nosferatu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126"/>
          <table:table-cell table:style-name="ce139" table:formula="of:=[.J16]" office:value-type="string" office:string-value="The Brutalist" calcext:value-type="string">
            <text:p>The Brutalist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B16]" office:value-type="string" office:string-value="Dune 2" calcext:value-type="string">
            <text:p>Dune 2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B16]" office:value-type="string" office:string-value="Dune 2" calcext:value-type="string">
            <text:p>Dune 2</text:p>
          </table:table-cell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Sonido</text:p>
          </table:table-cell>
          <table:table-cell table:style-name="ce71" office:value-type="string" calcext:value-type="string" table:number-columns-spanned="2" table:number-rows-spanned="1">
            <text:p>A Complete Unknown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ne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Robot Salvaj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J17]" office:value-type="string" office:string-value="Wicked" calcext:value-type="string">
            <text:p>Wicked</text:p>
          </table:table-cell>
          <table:table-cell table:style-name="ce150" table:formula="of:=[.F17]" office:value-type="string" office:string-value="Emilia Pérez" calcext:value-type="string">
            <text:p>Emilia Pérez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Montaje</text:p>
          </table:table-cell>
          <table:table-cell table:style-name="ce70" office:value-type="string" calcext:value-type="string" table:number-columns-spanned="2" table:number-rows-spanned="1">
            <text:p>Anor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6"/>
          <table:table-cell table:style-name="ce139" table:formula="of:=[.B18]" office:value-type="string" office:string-value="Anora" calcext:value-type="string">
            <text:p>Anora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Efectos visuales</text:p>
          </table:table-cell>
          <table:table-cell table:style-name="ce71" office:value-type="string" calcext:value-type="string" table:number-columns-spanned="2" table:number-rows-spanned="1">
            <text:p>Alien: Romulus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Better Man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ne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l reino del planeta de los simios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B19]" office:value-type="string" office:string-value="Alien: Romulus" calcext:value-type="string">
            <text:p>Alien: Romulus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D19]" office:value-type="string" office:string-value="Better Man" calcext:value-type="string">
            <text:p>Better Man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33" table:number-columns-repeated="1004"/>
        </table:table-row>
        <table:table-row table:style-name="ro1">
          <table:table-cell table:style-name="ce29"/>
          <table:table-cell table:style-name="ce45" office:value-type="string" calcext:value-type="string" table:number-columns-spanned="10" table:number-rows-spanned="1">
            <text:p>Categorías irrelevantes</text:p>
          </table:table-cell>
          <table:covered-table-cell table:style-name="ce85"/>
          <table:covered-table-cell table:style-name="ce96"/>
          <table:covered-table-cell table:number-columns-repeated="7" table:style-name="ce85"/>
          <table:table-cell table:style-name="ce141" office:value-type="string" calcext:value-type="string">
            <text:p>1 pt</text:p>
          </table:table-cell>
          <table:table-cell table:style-name="ce2" table:number-columns-repeated="8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Diseño de producción</text:p>
          </table:table-cell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Dune 2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Brutalis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142" table:formula="of:=[.J21]" office:value-type="string" office:string-value="Wicked" calcext:value-type="string">
            <text:p>Wicked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H21]" office:value-type="string" office:string-value="The Brutalist" calcext:value-type="string">
            <text:p>The Brutalist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D21]" office:value-type="string" office:string-value="Dune 2" calcext:value-type="string">
            <text:p>Dune 2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D21]" office:value-type="string" office:string-value="Dune 2" calcext:value-type="string">
            <text:p>Dune 2</text:p>
          </table:table-cell>
          <table:table-cell table:style-name="ce154" table:formula="of:=[.F21]" office:value-type="string" office:string-value="Nosferatu" calcext:value-type="string">
            <text:p>Nosferatu</text:p>
          </table:table-cell>
          <table:table-cell table:style-name="ce33" table:number-columns-repeated="1004"/>
        </table:table-row>
        <table:table-row table:style-name="ro1">
          <table:table-cell table:style-name="ce31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143" table:formula="of:=[.F22]" office:value-type="string" office:string-value="La sustancia" calcext:value-type="string">
            <text:p>La sustancia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H22]" office:value-type="string" office:string-value="Nosferatu" calcext:value-type="string">
            <text:p>Nosferatu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D22]" office:value-type="string" office:string-value="Emilia Pérez" calcext:value-type="string">
            <text:p>Emilia Pérez</text:p>
          </table:table-cell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Vestuario</text:p>
          </table:table-cell>
          <table:table-cell table:style-name="ce48" office:value-type="string" calcext:value-type="string" table:number-columns-spanned="2" table:number-rows-spanned="1">
            <text:p>A Complete Unknow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Cónclav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Gladiator II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sferatu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icked</text:p>
          </table:table-cell>
          <table:covered-table-cell table:style-name="ce83"/>
          <table:table-cell table:style-name="ce142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F23]" office:value-type="string" office:string-value="Gladiator II" calcext:value-type="string">
            <text:p>Gladiator II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H23]" office:value-type="string" office:string-value="Nosferatu" calcext:value-type="string">
            <text:p>Nosferatu</text:p>
          </table:table-cell>
          <table:table-cell table:style-name="ce154" table:formula="of:=[.F23]" office:value-type="string" office:string-value="Gladiator II" calcext:value-type="string">
            <text:p>Gladiator II</text:p>
          </table:table-cell>
          <table:table-cell table:style-name="ce154" table:formula="of:=[.H23]" office:value-type="string" office:string-value="Nosferatu" calcext:value-type="string">
            <text:p>Nosferatu</text:p>
          </table:table-cell>
          <table:table-cell table:style-name="ce33" table:number-columns-repeated="1004"/>
        </table:table-row>
        <table:table-row table:style-name="ro2">
          <table:table-cell table:style-name="ce31" office:value-type="string" calcext:value-type="string">
            <text:p>Canción</text:p>
          </table:table-cell>
          <table:table-cell table:style-name="ce49" office:value-type="string" calcext:value-type="string" table:number-columns-spanned="2" table:number-rows-spanned="1">
            <text:p><text:span text:style-name="T2">Never Too Late</text:span></text:p>
            <text:p><text:span text:style-name="T2">(Elton John: Never Too Late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El mal</text:span></text:p>
            <text:p><text:span text:style-name="T2">(Emilia Pérez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Like a bird</text:span></text:p>
            <text:p><text:span text:style-name="T2">(Las vidas de Sing Sing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The Journey</text:span></text:p>
            <text:p><text:span text:style-name="T2">(The Six Triple Eight)</text:span></text:p>
          </table:table-cell>
          <table:covered-table-cell table:style-name="ce84"/>
          <table:table-cell table:style-name="ce143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Película documental</text:p>
          </table:table-cell>
          <table:table-cell table:style-name="ce48" office:value-type="string" calcext:value-type="string" table:number-columns-spanned="2" table:number-rows-spanned="1">
            <text:p>Black Box Diarie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 Other Land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Porcelain War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Soundtrack to a Coup d’Etat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1">Sugarcane</text:span></text:p>
          </table:table-cell>
          <table:covered-table-cell table:style-name="ce83"/>
          <table:table-cell table:style-name="ce142" table:formula="of:=[.D25]" office:value-type="string" office:string-value="No Other Land" calcext:value-type="string">
            <text:p>No Other Land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J25]" office:value-type="string" office:string-value="Sugarcane" calcext:value-type="string">
            <text:p>Sugarcane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33" table:number-columns-repeated="1004"/>
        </table:table-row>
        <table:table-row table:style-name="ro1">
          <table:table-cell table:style-name="ce31" office:value-type="string" calcext:value-type="string">
            <text:p>Cortometraje de ficción</text:p>
          </table:table-cell>
          <table:table-cell table:style-name="ce49" office:value-type="string" calcext:value-type="string" table:number-columns-spanned="2" table:number-rows-spanned="1">
            <text:p>A Lien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Anuja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'm not a robo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he Last Ranger</text:p>
          </table:table-cell>
          <table:covered-table-cell table:style-name="ce84"/>
          <table:table-cell table:style-name="ce100" office:value-type="string" calcext:value-type="string" table:number-columns-spanned="2" table:number-rows-spanned="1">
            <text:p><text:span text:style-name="T2">The Man Who Could Not Remain Silent</text:span></text:p>
          </table:table-cell>
          <table:covered-table-cell table:style-name="ce84"/>
          <table:table-cell table:style-name="ce143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8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D26]" office:value-type="string" office:string-value="Anuja" calcext:value-type="string">
            <text:p>Anuja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Cortometraje de animación</text:p>
          </table:table-cell>
          <table:table-cell table:style-name="ce48" office:value-type="string" calcext:value-type="string" table:number-columns-spanned="2" table:number-rows-spanned="1">
            <text:p>Beautiful Ma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In the Shadow of Cypres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agic Candie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ander to Wonder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Yuck!</text:p>
          </table:table-cell>
          <table:covered-table-cell table:style-name="ce83"/>
          <table:table-cell table:style-name="ce142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154" table:formula="of:=[.F27]" office:value-type="string" office:string-value="Magic Candies" calcext:value-type="string">
            <text:p>Magic Candies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33" table:number-columns-repeated="1004"/>
        </table:table-row>
        <table:table-row table:style-name="ro1">
          <table:table-cell table:style-name="ce32" office:value-type="string" calcext:value-type="string">
            <text:p>Cortometraje documental</text:p>
          </table:table-cell>
          <table:table-cell table:style-name="ce50" office:value-type="string" calcext:value-type="string" table:number-columns-spanned="2" table:number-rows-spanned="1">
            <text:p>Death by Numbers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 Am Ready, Warden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ncide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nstruments of a Beating Hear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he only girl in the orchestra</text:p>
          </table:table-cell>
          <table:covered-table-cell table:style-name="ce86"/>
          <table:table-cell table:style-name="ce144" table:formula="of:=[.J28]" office:value-type="string" office:string-value="The only girl in the orchestra" calcext:value-type="string">
            <text:p>The only girl in the orchestra</text:p>
          </table:table-cell>
          <table:table-cell table:style-name="ce169" table:formula="of:=[.F28]" office:value-type="string" office:string-value="Incident" calcext:value-type="string">
            <text:p>Incident</text:p>
          </table:table-cell>
          <table:table-cell table:style-name="ce169" table:formula="of:=[.J28]" office:value-type="string" office:string-value="The only girl in the orchestra" calcext:value-type="string">
            <text:p>The only girl in the orchestra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H28]" office:value-type="string" office:string-value="Instruments of a Beating Heart" calcext:value-type="string">
            <text:p>Instruments of a Beating Heart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D28]" office:value-type="string" office:string-value="I Am Ready, Warden" calcext:value-type="string">
            <text:p>I Am Ready, Warden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33" table:number-columns-repeated="1004"/>
        </table:table-row>
        <table:table-row table:style-name="ro3">
          <table:table-cell/>
          <table:table-cell table:style-name="ce33" table:number-columns-repeated="2"/>
          <table:table-cell table:number-columns-repeated="4"/>
          <table:table-cell table:style-name="ce33"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áfica 2025" table:style-name="ta1">
        <table:shapes>
          <draw:frame draw:z-index="0" draw:style-name="gr1" draw:text-style-name="P1" svg:width="43.131cm" svg:height="21.585cm" svg:x="0.179cm" svg:y="0.126cm">
            <draw:object draw:notify-on-update-of-ranges="'Porra 2025'.M1:'Porra 2025'.M1 'Porra 2025'.M1:'Porra 2025'.T1 'Porra 2025'.M2:'Porra 2025'.M2 'Porra 2025'.M2:'Porra 2025'.T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'Porra 2025'.J5:'Porra 2025'.K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style:rfc-language-tag="es-ES-u-co-trad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5-03-03T04:44:28.502000000</dc:date>
    <meta:editing-duration>PT16H55M47S</meta:editing-duration>
    <meta:editing-cycles>123</meta:editing-cycles>
    <meta:generator>LibreOffice/7.5.4.2$Windows_X86_64 LibreOffice_project/36ccfdc35048b057fd9854c757a8b67ec53977b6</meta:generator>
    <meta:document-statistic meta:table-count="2" meta:cell-count="391" meta:object-count="1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2b70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132cm" svg:height="21.586cm" xlink:href=".." xlink:type="simple" chart:class="chart:bar" chart:style-name="ch1">
        <chart:plot-area chart:style-name="ch2" table:cell-range-address="'Porra 2025'.M1:'Porra 2025'.T2" chart:data-source-has-labels="both" svg:x="0.862cm" svg:y="0.431cm" svg:width="41.408cm" svg:height="20.724cm">
          <chart:coordinate-region svg:x="1.501cm" svg:y="0.626cm" svg:width="40.769cm" svg:height="19.89cm"/>
          <chart:axis chart:dimension="x" chart:name="primary-x" chart:style-name="ch3" chartooo:axis-type="auto">
            <chartooo:date-scale/>
            <chart:categories table:cell-range-address="'Porra 2025'.M1:'Porra 2025'.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rra 2025'.M2:'Porra 2025'.T2" chart:label-cell-address="'Porra 2025'.M2:'Porra 2025'.M2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</text:p>
                <draw:g>
                  <svg:desc>'Porra 2025'.M1:'Porra 2025'.T1</svg:desc>
                </draw:g>
              </table:table-cell>
              <table:table-cell office:value-type="string">
                <text:p>Pablo</text:p>
              </table:table-cell>
              <table:table-cell office:value-type="string">
                <text:p>Portillo</text:p>
              </table:table-cell>
              <table:table-cell office:value-type="string">
                <text:p>Migue</text:p>
              </table:table-cell>
              <table:table-cell office:value-type="string">
                <text:p>Andrés</text:p>
              </table:table-cell>
              <table:table-cell office:value-type="string">
                <text:p>Berto</text:p>
              </table:table-cell>
              <table:table-cell office:value-type="string">
                <text:p>Jose</text:p>
              </table:table-cell>
              <table:table-cell office:value-type="string">
                <text:p>Javi</text:p>
              </table:table-cell>
            </table:table-row>
          </table:table-header-rows>
          <table:table-rows>
            <table:table-row>
              <table:table-cell office:value-type="string">
                <text:p>29</text:p>
                <draw:g>
                  <svg:desc>'Porra 2025'.M2:'Porra 2025'.M2</svg:desc>
                </draw:g>
              </table:table-cell>
              <table:table-cell office:value-type="float" office:value="29">
                <text:p>29</text:p>
                <draw:g>
                  <svg:desc>'Porra 2025'.M2:'Porra 2025'.T2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